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gr18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393cm" svg:y="8.96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8.838cm" svg:y1="9.771cm" svg:x2="11.393cm" svg:y2="9.56cm" draw:start-shape="id1" draw:start-glue-point="5" draw:end-shape="id2" draw:end-glue-point="5" svg:d="M8838 9771c1917 0 640-211 2555-211" svg:viewBox="0 0 2556 212">
          <text:p/>
        </draw:connector>
        <draw:connector draw:style-name="gr3" draw:text-style-name="P2" draw:layer="layout" draw:type="curve" draw:line-skew="0.2cm" svg:x1="7.485cm" svg:y1="7.748cm" svg:x2="11.593cm" svg:y2="9.161cm" draw:start-shape="id3" draw:start-glue-point="5" draw:end-shape="id2" draw:end-glue-point="8" svg:d="M7485 7748c3231 0 1177 1413 4108 1413" svg:viewBox="0 0 4109 1414">
          <text:p/>
        </draw:connector>
        <draw:connector draw:style-name="gr2" draw:text-style-name="P2" draw:layer="layout" draw:type="curve" svg:x1="8.856cm" svg:y1="11.571cm" svg:x2="11.593cm" svg:y2="9.959cm" draw:start-shape="id4" draw:start-glue-point="5" draw:end-shape="id2" draw:end-glue-point="9" svg:d="M8856 11571c1903 0 535-1612 2737-1612" svg:viewBox="0 0 2738 1613">
          <text:p/>
        </draw:connector>
        <draw:custom-shape draw:style-name="gr4" draw:text-style-name="P1" xml:id="id1" draw:id="id1" draw:layer="layout" svg:width="3.885cm" svg:height="1.2cm" svg:x="4.952cm" svg:y="9.171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5.056cm" svg:y="10.971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5.785cm" svg:y="7.148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393cm" svg:y1="8.96cm" svg:x2="11.7cm" svg:y2="6.672cm" draw:start-shape="id2" draw:start-glue-point="16" draw:end-shape="id5" draw:end-glue-point="6" svg:d="M12393 8960c0-1714-693-571-693-2288" svg:viewBox="0 0 694 2289">
          <text:p/>
        </draw:connector>
        <draw:custom-shape draw:style-name="gr7" draw:text-style-name="P1" xml:id="id5" draw:id="id5" draw:layer="layout" svg:width="2.4cm" svg:height="1.1cm" svg:x="10.5cm" svg:y="5.572cm">
          <draw:glue-point draw:id="8" svg:x="4.008cm" svg:y="-2.545cm"/>
          <draw:glue-point draw:id="9" svg:x="3.854cm" svg:y="3.39cm"/>
          <draw:glue-point draw:id="10" svg:x="-3.995cm" svg:y="2.727cm"/>
          <draw:glue-point draw:id="11" svg:x="-3.845cm" svg:y="-2.872cm"/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7.159cm" svg:y="5.503cm">
          <draw:glue-point draw:id="8" svg:x="3.979cm" svg:y="2.636cm"/>
          <draw:glue-point draw:id="9" svg:x="3.675cm" svg:y="-2.963cm"/>
          <draw:glue-point draw:id="10" svg:x="-3.725cm" svg:y="-2.963cm"/>
          <draw:glue-point draw:id="11" svg:x="-3.725cm" svg:y="2.636cm"/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833cm" svg:y="2.007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8.359cm" svg:y1="6.603cm" svg:x2="11.793cm" svg:y2="8.96cm" draw:start-shape="id6" draw:start-glue-point="6" draw:end-shape="id2" draw:end-glue-point="10" svg:d="M8359 6603c0 1542 3434 364 3434 2357" svg:viewBox="0 0 3435 2358">
          <text:p/>
        </draw:connector>
        <draw:connector draw:style-name="gr2" draw:text-style-name="P2" draw:layer="layout" draw:type="curve" svg:x1="9.434cm" svg:y1="4.106cm" svg:x2="8.359cm" svg:y2="5.503cm" draw:start-shape="id7" draw:start-glue-point="9" draw:end-shape="id6" draw:end-glue-point="4" svg:d="M9434 4106c0 1125-1075 427-1075 1397" svg:viewBox="0 0 1076 1398">
          <text:p/>
        </draw:connector>
        <draw:connector draw:style-name="gr2" draw:text-style-name="P2" draw:layer="layout" draw:type="curve" svg:x1="11.7cm" svg:y1="5.572cm" svg:x2="11.032cm" svg:y2="4.106cm" draw:start-shape="id5" draw:start-glue-point="4" draw:end-shape="id7" draw:end-glue-point="10" svg:d="M11700 5572c0-1023-668-290-668-1466" svg:viewBox="0 0 669 1467">
          <text:p/>
        </draw:connector>
        <draw:custom-shape draw:style-name="gr9" draw:text-style-name="P1" xml:id="id8" draw:id="id8" draw:layer="layout" svg:width="2.3cm" svg:height="2.3cm" svg:x="21.074cm" svg:y="8.342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593cm" svg:y1="9.56cm" svg:x2="21.074cm" svg:y2="9.492cm" draw:start-shape="id2" draw:start-glue-point="7" draw:end-shape="id8" draw:end-glue-point="6" svg:d="M14593 9560c4861 0 1621-68 6481-68" svg:viewBox="0 0 6482 69">
          <text:p/>
        </draw:connector>
        <draw:connector draw:style-name="gr2" draw:text-style-name="P2" draw:layer="layout" draw:type="curve" svg:x1="14.085cm" svg:y1="10.16cm" svg:x2="18.46cm" svg:y2="13.908cm" draw:start-shape="id2" draw:start-glue-point="18" draw:end-shape="id9" draw:end-glue-point="4" svg:d="M14085 10160c0 2812 4375 939 4375 3748" svg:viewBox="0 0 4376 3749">
          <text:p/>
        </draw:connector>
        <draw:custom-shape draw:style-name="gr10" draw:text-style-name="P3" xml:id="id9" draw:id="id9" draw:layer="layout" svg:width="3.5cm" svg:height="1.1cm" svg:x="16.71cm" svg:y="13.908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11.324cm" svg:y="13.871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9.847cm" svg:y="16.014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524cm" svg:y1="13.871cm" svg:x2="12.993cm" svg:y2="10.16cm" draw:start-shape="id10" draw:start-glue-point="0" draw:end-shape="id2" draw:end-glue-point="6" svg:d="M12524 13871c0-2782 469-927 469-3711" svg:viewBox="0 0 470 3712">
          <text:p/>
        </draw:connector>
        <draw:connector draw:style-name="gr13" draw:text-style-name="P2" draw:layer="layout" draw:type="curve" svg:x1="14.823cm" svg:y1="17.511cm" svg:x2="12.524cm" svg:y2="14.971cm" draw:start-shape="id11" draw:start-glue-point="10" draw:end-shape="id10" draw:end-glue-point="6" svg:d="M14823 17511c0-1903-2299-634-2299-2540" svg:viewBox="0 0 2300 2541">
          <text:p/>
        </draw:connector>
        <draw:connector draw:style-name="gr13" draw:text-style-name="P2" draw:layer="layout" draw:type="curve" svg:x1="18.46cm" svg:y1="15.008cm" svg:x2="16.221cm" svg:y2="17.511cm" draw:start-shape="id9" draw:start-glue-point="6" draw:end-shape="id11" draw:end-glue-point="11" svg:d="M18460 15008c0 1878-2239 627-2239 2503" svg:viewBox="0 0 2240 2504">
          <text:p/>
        </draw:connector>
        <draw:custom-shape draw:style-name="gr11" draw:text-style-name="P3" xml:id="id12" draw:id="id12" draw:layer="layout" svg:width="2.4cm" svg:height="1.1cm" svg:x="14.041cm" svg:y="13.871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5.241cm" svg:y1="13.871cm" svg:x2="13.593cm" svg:y2="10.16cm" draw:start-shape="id12" draw:start-glue-point="4" draw:end-shape="id2" draw:end-glue-point="15" svg:d="M15241 13871c0-2782-1648-927-1648-3711" svg:viewBox="0 0 1649 3712">
          <text:p/>
        </draw:connector>
        <draw:connector draw:style-name="gr13" draw:text-style-name="P2" draw:layer="layout" draw:type="curve" svg:x1="15.522cm" svg:y1="17.511cm" svg:x2="15.241cm" svg:y2="14.971cm" draw:start-shape="id11" draw:start-glue-point="4" draw:end-shape="id12" draw:end-glue-point="6" svg:d="M15522 17511c0-1903-281-634-281-2540" svg:viewBox="0 0 282 2541">
          <text:p/>
        </draw:connector>
        <draw:custom-shape draw:style-name="gr14" draw:text-style-name="P4" xml:id="id11" draw:id="id11" draw:layer="layout" svg:width="3.2cm" svg:height="1.2cm" svg:x="13.922cm" svg:y="17.51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11.947cm" svg:y1="17.014cm" svg:x2="13.922cm" svg:y2="18.111cm" draw:start-shape="id13" draw:start-glue-point="8" draw:end-shape="id11" draw:end-glue-point="5" svg:d="M11947 17014c1482 0 495 1097 1975 1097" svg:viewBox="0 0 1976 1098">
          <text:p/>
        </draw:connector>
        <draw:custom-shape draw:style-name="gr16" draw:text-style-name="P1" xml:id="id16" draw:id="id16" draw:layer="layout" svg:width="2.8cm" svg:height="1.3cm" svg:x="17.354cm" svg:y="5.517cm">
          <draw:glue-point draw:id="8" svg:x="-3.946cm" svg:y="-3.138cm"/>
          <draw:glue-point draw:id="9" svg:x="-3.771cm" svg:y="3.03cm"/>
          <draw:glue-point draw:id="10" svg:x="3.735cm" svg:y="3.307cm"/>
          <draw:glue-point draw:id="11" svg:x="3.864cm" svg:y="-2.823cm"/>
          <text:p text:style-name="P1">battery <text:line-break/>charg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6" draw:text-style-name="P1" xml:id="id15" draw:id="id15" draw:layer="layout" svg:width="2.8cm" svg:height="1.3cm" svg:x="13.698cm" svg:y="5.553cm">
          <draw:glue-point draw:id="8" svg:x="3.553cm" svg:y="-3.661cm"/>
          <draw:glue-point draw:id="9" svg:x="3.814cm" svg:y="3.03cm"/>
          <draw:glue-point draw:id="10" svg:x="-3.825cm" svg:y="2.469cm"/>
          <draw:glue-point draw:id="11" svg:x="-3.953cm" svg:y="-2.269cm"/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14" draw:id="id14" draw:layer="layout" svg:width="2.7cm" svg:height="2.2cm" svg:x="15.245cm" svg:y="2.122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5.846cm" svg:y1="4.221cm" svg:x2="15.098cm" svg:y2="5.553cm" draw:start-shape="id14" draw:start-glue-point="9" draw:end-shape="id15" draw:end-glue-point="4" svg:d="M15846 4221c0 1075-748 410-748 1332" svg:viewBox="0 0 749 1333">
          <text:p/>
        </draw:connector>
        <draw:connector draw:style-name="gr2" draw:text-style-name="P2" draw:layer="layout" draw:type="curve" svg:x1="18.754cm" svg:y1="5.517cm" svg:x2="17.444cm" svg:y2="4.221cm" draw:start-shape="id16" draw:start-glue-point="4" draw:end-shape="id14" draw:end-glue-point="10" svg:d="M18754 5517c0-895-1310-248-1310-1296" svg:viewBox="0 0 1311 1297">
          <text:p/>
        </draw:connector>
        <draw:connector draw:style-name="gr2" draw:text-style-name="P2" draw:layer="layout" draw:type="curve" svg:x1="13.692cm" svg:y1="8.96cm" svg:x2="18.754cm" svg:y2="6.817cm" draw:start-shape="id2" draw:start-glue-point="11" draw:end-shape="id16" draw:end-glue-point="6" svg:d="M13692 8960c0-1606 5062-535 5062-2143" svg:viewBox="0 0 5063 2144">
          <text:p/>
        </draw:connector>
        <draw:connector draw:style-name="gr2" draw:text-style-name="P2" draw:layer="layout" draw:type="curve" svg:x1="15.098cm" svg:y1="6.853cm" svg:x2="12.993cm" svg:y2="8.96cm" draw:start-shape="id15" draw:start-glue-point="6" draw:end-shape="id2" draw:end-glue-point="4" svg:d="M15098 6853c0 1581-2105 528-2105 2107" svg:viewBox="0 0 2106 2108">
          <text:p/>
        </draw:connector>
        <draw:custom-shape draw:style-name="gr17" draw:text-style-name="P1" xml:id="id17" draw:id="id17" draw:layer="layout" svg:width="3.2cm" svg:height="1.2cm" svg:x="5.156cm" svg:y="12.67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8.356cm" svg:y1="13.271cm" svg:x2="11.894cm" svg:y2="10.16cm" draw:start-shape="id17" draw:start-glue-point="5" draw:end-shape="id2" draw:end-glue-point="17" svg:d="M8356 13271c2359 0 3538-1037 3538-3111" svg:viewBox="0 0 3539 3112">
          <text:p/>
        </draw:connector>
        <draw:connector draw:style-name="gr18" draw:text-style-name="P2" draw:layer="layout" draw:type="curve" draw:line-skew="0.02cm" svg:x1="9.241cm" svg:y1="5.728cm" svg:x2="10.778cm" svg:y2="5.807cm" draw:start-shape="id6" draw:start-glue-point="9" draw:end-shape="id5" draw:end-glue-point="11" svg:d="M9241 5728c0-1059 1537-1098 1537 79" svg:viewBox="0 0 1538 879">
          <text:p/>
        </draw:connector>
        <draw:connector draw:style-name="gr18" draw:text-style-name="P2" draw:layer="layout" draw:type="curve" svg:x1="16.092cm" svg:y1="5.728cm" svg:x2="17.65cm" svg:y2="5.76cm" draw:start-shape="id15" draw:start-glue-point="8" draw:end-shape="id16" draw:end-glue-point="8" svg:d="M16092 5728c0-1068 1558-1084 1558 32" svg:viewBox="0 0 1559 8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2-16T17:34:32.552655956</dc:date>
    <meta:editing-duration>PT21H54M7S</meta:editing-duration>
    <meta:editing-cycles>36</meta:editing-cycles>
    <dc:creator>Barry McMullin</dc:creator>
    <meta:document-statistic meta:object-count="39"/>
  </office:meta>
</office:document-meta>
</file>